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7970" officeooo:paragraph-rsid="000379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www.google.com/search?q=%7Bd.name%7D" text:style-name="Internet_20_link" text:visited-style-name="Visited_20_Internet_20_Link">{d.name}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2T17:07:17.883937273</meta:creation-date>
    <dc:date>2021-11-29T10:04:08.201291463</dc:date>
    <meta:editing-duration>PT2H8M30S</meta:editing-duration>
    <meta:editing-cycles>10</meta:editing-cycles>
    <meta:generator>LibreOffice/7.1.6.2.0$Linux_X86_64 LibreOffice_project/10$Build-2</meta:generator>
    <meta:document-statistic meta:table-count="0" meta:image-count="0" meta:object-count="0" meta:page-count="1" meta:paragraph-count="1" meta:word-count="1" meta:character-count="8" meta:non-whitespace-character-count="8"/>
  </office:meta>
</office:document-meta>
</file>